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7800000043847080B2677312A00.png" manifest:media-type="image/png"/>
  <manifest:file-entry manifest:full-path="Pictures/100002010000078000000438886256E904DC06A7.png" manifest:media-type="image/png"/>
  <manifest:file-entry manifest:full-path="Pictures/10000201000007800000043833F57E0A74324B0A.png" manifest:media-type="image/png"/>
  <manifest:file-entry manifest:full-path="Pictures/100002010000078000000438799EAA694D9AEADE.png" manifest:media-type="image/png"/>
  <manifest:file-entry manifest:full-path="Pictures/100002010000078000000438BE754D578DE69A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rsid="00062c2e" officeooo:paragraph-rsid="001be1cb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465cm, 11.88cm, 7.431cm, 11.86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4.422cm, 4.921cm, 5.018cm, 10.209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4.216cm, 5.159cm, 6.805cm, 10.008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5.782cm, 5.634cm, 8.229cm, 10.141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15.219cm, 6.899cm, 9.791cm, 8.955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6. Определение множества действительных чисел<draw:frame draw:style-name="fr5" draw:name="Изображение18" text:anchor-type="char" svg:x="1.184cm" svg:y="0.781cm" svg:width="14.527cm" svg:height="1.48cm" draw:z-index="0"><draw:image xlink:href="Pictures/100002010000078000000438BE754D578DE69A6B.png" xlink:type="simple" xlink:show="embed" xlink:actuate="onLoad" loext:mime-type="image/png"/></draw:frame><draw:frame draw:style-name="fr4" draw:name="Изображение19" text:anchor-type="char" svg:x="1.198cm" svg:y="1.616cm" svg:width="14.132cm" svg:height="5.876cm" draw:z-index="1"><draw:image xlink:href="Pictures/100002010000078000000438799EAA694D9AEADE.png" xlink:type="simple" xlink:show="embed" xlink:actuate="onLoad" loext:mime-type="image/png"/></draw:frame><draw:frame draw:style-name="fr3" draw:name="Изображение20" text:anchor-type="char" svg:x="1.489cm" svg:y="7.354cm" svg:width="13.176cm" svg:height="6.491cm" draw:z-index="2"><draw:image xlink:href="Pictures/10000201000007800000043833F57E0A74324B0A.png" xlink:type="simple" xlink:show="embed" xlink:actuate="onLoad" loext:mime-type="image/png"/></draw:frame><draw:frame draw:style-name="fr3" draw:name="Изображение1" text:anchor-type="char" svg:x="1.489cm" svg:y="7.354cm" svg:width="13.176cm" svg:height="6.491cm" draw:z-index="3"><draw:image xlink:href="Pictures/10000201000007800000043833F57E0A74324B0A.png" xlink:type="simple" xlink:show="embed" xlink:actuate="onLoad" loext:mime-type="image/png"/></draw:frame><draw:frame draw:style-name="fr2" draw:name="Изображение21" text:anchor-type="char" svg:x="1.663cm" svg:y="13.843cm" svg:width="13.002cm" svg:height="6.974cm" draw:z-index="4"><draw:image xlink:href="Pictures/100002010000078000000438886256E904DC06A7.png" xlink:type="simple" xlink:show="embed" xlink:actuate="onLoad" loext:mime-type="image/png"/></draw:frame><draw:frame draw:style-name="fr1" draw:name="Изображение22" text:anchor-type="char" svg:x="2.461cm" svg:y="20.588cm" svg:width="10.268cm" svg:height="5.191cm" draw:z-index="5"><draw:image xlink:href="Pictures/10000201000007800000043847080B2677312A0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5T17:14:46.240326833</meta:creation-date>
    <dc:date>2022-01-05T17:18:23.399575706</dc:date>
    <meta:editing-duration>PT3M37S</meta:editing-duration>
    <meta:editing-cycles>1</meta:editing-cycles>
    <meta:document-statistic meta:table-count="0" meta:image-count="6" meta:object-count="0" meta:page-count="1" meta:paragraph-count="1" meta:word-count="5" meta:character-count="45" meta:non-whitespace-character-count="41"/>
    <meta:generator>LibreOffice/6.4.7.2$Linux_X86_64 LibreOffice_project/40$Build-2</meta:generator>
  </office:meta>
</office:document-meta>
</file>